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4.2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0">
      <style:table-cell-properties style:rotation-align="none"/>
    </style:style>
    <style:style style:name="ce7" style:family="table-cell" style:parent-style-name="Default" style:data-style-name="N0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Start Dat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End Date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4"/>
          <table:table-cell/>
          <table:table-cell>
            <draw:frame table:end-cell-address="Sheet1.AD53" table:end-x="21.64mm" table:end-y="4.27mm" draw:z-index="0" draw:style-name="gr1" draw:text-style-name="P1" svg:width="540.03mm" svg:height="225.78mm" svg:x="0.89mm" svg:y="4.26mm">
              <draw:object draw:notify-on-update-of-ranges="Sheet1.B4:Sheet1.B42 Sheet1.C4:Sheet1.C42 Sheet1.D4:Sheet1.D4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earch PET Scanners</text:p>
          </table:table-cell>
          <table:table-cell table:style-name="ce3" office:value-type="date" office:date-value="2018-05-31" calcext:value-type="date">
            <text:p>31/05/18</text:p>
          </table:table-cell>
          <table:table-cell table:formula="of:=([.E4] - [.C4]) + 1" office:value-type="float" office:value="29" calcext:value-type="float">
            <text:p>29</text:p>
          </table:table-cell>
          <table:table-cell table:style-name="ce3" office:value-type="date" office:date-value="2018-06-28" calcext:value-type="date">
            <text:p>28/06/18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earch Alternative Solutions</text:p>
          </table:table-cell>
          <table:table-cell table:style-name="ce3" office:value-type="date" office:date-value="2018-06-07" calcext:value-type="date">
            <text:p>07/06/18</text:p>
          </table:table-cell>
          <table:table-cell table:formula="of:=([.E5] - [.C5]) + 1" office:value-type="float" office:value="22" calcext:value-type="float">
            <text:p>22</text:p>
          </table:table-cell>
          <table:table-cell table:style-name="ce3" office:value-type="date" office:date-value="2018-06-28" calcext:value-type="date">
            <text:p>28/06/18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earch Kinect Camera</text:p>
          </table:table-cell>
          <table:table-cell table:style-name="ce3" office:value-type="date" office:date-value="2018-06-07" calcext:value-type="date">
            <text:p>07/06/18</text:p>
          </table:table-cell>
          <table:table-cell table:formula="of:=([.E6] - [.C6]) + 1" office:value-type="float" office:value="22" calcext:value-type="float">
            <text:p>22</text:p>
          </table:table-cell>
          <table:table-cell table:style-name="ce3" office:value-type="date" office:date-value="2018-06-28" calcext:value-type="date">
            <text:p>28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oint Cloud Library</text:p>
          </table:table-cell>
          <table:table-cell table:style-name="ce3" office:value-type="date" office:date-value="2018-06-07" calcext:value-type="date">
            <text:p>07/06/18</text:p>
          </table:table-cell>
          <table:table-cell table:formula="of:=([.E7] - [.C7]) + 1" office:value-type="float" office:value="22" calcext:value-type="float">
            <text:p>22</text:p>
          </table:table-cell>
          <table:table-cell table:style-name="ce3" office:value-type="date" office:date-value="2018-06-28" calcext:value-type="date">
            <text:p>28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ite initial report</text:p>
          </table:table-cell>
          <table:table-cell table:style-name="ce3" office:value-type="date" office:date-value="2018-05-31" calcext:value-type="date">
            <text:p>31/05/18</text:p>
          </table:table-cell>
          <table:table-cell table:formula="of:=([.E8] - [.C8]) + 1" office:value-type="float" office:value="26" calcext:value-type="float">
            <text:p>26</text:p>
          </table:table-cell>
          <table:table-cell table:style-name="ce3" office:value-type="date" office:date-value="2018-06-25" calcext:value-type="date">
            <text:p>25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it initial Report</text:p>
          </table:table-cell>
          <table:table-cell table:style-name="ce3" office:value-type="date" office:date-value="2018-06-14" calcext:value-type="date">
            <text:p>14/06/18</text:p>
          </table:table-cell>
          <table:table-cell table:formula="of:=([.E9] - [.C9]) + 1" office:value-type="float" office:value="12" calcext:value-type="float">
            <text:p>12</text:p>
          </table:table-cell>
          <table:table-cell table:style-name="ce3" office:value-type="date" office:date-value="2018-06-25" calcext:value-type="date">
            <text:p>25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ad data from the Kinect</text:p>
          </table:table-cell>
          <table:table-cell table:style-name="ce3" office:value-type="date" office:date-value="2018-06-28" calcext:value-type="date">
            <text:p>28/06/18</text:p>
          </table:table-cell>
          <table:table-cell table:formula="of:=([.E10] - [.C10]) + 1" office:value-type="float" office:value="8" calcext:value-type="float">
            <text:p>8</text:p>
          </table:table-cell>
          <table:table-cell table:style-name="ce3" office:value-type="date" office:date-value="2018-07-05" calcext:value-type="date">
            <text:p>05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stand-alone application to interface with Kinect</text:p>
          </table:table-cell>
          <table:table-cell table:style-name="ce3" office:value-type="date" office:date-value="2018-06-28" calcext:value-type="date">
            <text:p>28/06/18</text:p>
          </table:table-cell>
          <table:table-cell table:formula="of:=([.E11] - [.C11]) + 1" office:value-type="float" office:value="15" calcext:value-type="float">
            <text:p>15</text:p>
          </table:table-cell>
          <table:table-cell table:style-name="ce3" office:value-type="date" office:date-value="2018-07-12" calcext:value-type="date">
            <text:p>12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control the tilt motor of the Kinect</text:p>
          </table:table-cell>
          <table:table-cell table:style-name="ce3" office:value-type="date" office:date-value="2018-07-05" calcext:value-type="date">
            <text:p>05/07/18</text:p>
          </table:table-cell>
          <table:table-cell table:formula="of:=([.E12] - [.C12]) + 1" office:value-type="float" office:value="15" calcext:value-type="float">
            <text:p>15</text:p>
          </table:table-cell>
          <table:table-cell table:style-name="ce3" office:value-type="date" office:date-value="2018-07-19" calcext:value-type="date">
            <text:p>19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extract depth and/or RGB images from kinect</text:p>
          </table:table-cell>
          <table:table-cell table:style-name="ce3" office:value-type="date" office:date-value="2018-07-12" calcext:value-type="date">
            <text:p>12/07/18</text:p>
          </table:table-cell>
          <table:table-cell table:formula="of:=([.E13] - [.C13]) + 1" office:value-type="float" office:value="15" calcext:value-type="float">
            <text:p>15</text:p>
          </table:table-cell>
          <table:table-cell table:style-name="ce3" office:value-type="date" office:date-value="2018-07-26" calcext:value-type="date">
            <text:p>26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save depth and/or RGB images from Kinect to text or binary file</text:p>
          </table:table-cell>
          <table:table-cell table:style-name="ce3" office:value-type="date" office:date-value="2018-07-12" calcext:value-type="date">
            <text:p>12/07/18</text:p>
          </table:table-cell>
          <table:table-cell table:formula="of:=([.E14] - [.C14]) + 1" office:value-type="float" office:value="15" calcext:value-type="float">
            <text:p>15</text:p>
          </table:table-cell>
          <table:table-cell table:style-name="ce3" office:value-type="date" office:date-value="2018-07-26" calcext:value-type="date">
            <text:p>26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output multiple depth and/or RGB images per execution</text:p>
          </table:table-cell>
          <table:table-cell table:style-name="ce3" office:value-type="date" office:date-value="2018-07-19" calcext:value-type="date">
            <text:p>19/07/18</text:p>
          </table:table-cell>
          <table:table-cell table:formula="of:=([.E15] - [.C15]) + 1" office:value-type="float" office:value="8" calcext:value-type="float">
            <text:p>8</text:p>
          </table:table-cell>
          <table:table-cell table:style-name="ce3" office:value-type="date" office:date-value="2018-07-26" calcext:value-type="date">
            <text:p>26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timestamp output with timestamp relative to Kinect</text:p>
          </table:table-cell>
          <table:table-cell table:style-name="ce3" office:value-type="date" office:date-value="2018-07-19" calcext:value-type="date">
            <text:p>19/07/18</text:p>
          </table:table-cell>
          <table:table-cell table:formula="of:=([.E16] - [.C16]) + 1" office:value-type="float" office:value="8" calcext:value-type="float">
            <text:p>8</text:p>
          </table:table-cell>
          <table:table-cell table:style-name="ce3" office:value-type="date" office:date-value="2018-07-26" calcext:value-type="date">
            <text:p>26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change output settings for the depth and/or RGB images</text:p>
          </table:table-cell>
          <table:table-cell table:style-name="ce3" office:value-type="date" office:date-value="2018-07-19" calcext:value-type="date">
            <text:p>19/07/18</text:p>
          </table:table-cell>
          <table:table-cell table:formula="of:=([.E17] - [.C17]) + 1" office:value-type="float" office:value="8" calcext:value-type="float">
            <text:p>8</text:p>
          </table:table-cell>
          <table:table-cell table:style-name="ce3" office:value-type="date" office:date-value="2018-07-26" calcext:value-type="date">
            <text:p>26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output header files for the depth and/or RGB images</text:p>
          </table:table-cell>
          <table:table-cell table:style-name="ce3" office:value-type="date" office:date-value="2018-07-26" calcext:value-type="date">
            <text:p>26/07/18</text:p>
          </table:table-cell>
          <table:table-cell table:style-name="ce7" table:formula="of:=([.E18] - [.C18]) + 1" office:value-type="float" office:value="15" calcext:value-type="float">
            <text:p>15</text:p>
          </table:table-cell>
          <table:table-cell table:style-name="ce3" office:value-type="date" office:date-value="2018-08-09" calcext:value-type="date">
            <text:p>09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stand-alone application to load the header output from the Kinect application</text:p>
          </table:table-cell>
          <table:table-cell table:style-name="ce3" office:value-type="date" office:date-value="2018-07-26" calcext:value-type="date">
            <text:p>26/07/18</text:p>
          </table:table-cell>
          <table:table-cell table:formula="of:=([.E19] - [.C19]) + 1" office:value-type="float" office:value="15" calcext:value-type="float">
            <text:p>15</text:p>
          </table:table-cell>
          <table:table-cell table:style-name="ce3" office:value-type="date" office:date-value="2018-08-09" calcext:value-type="date">
            <text:p>09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load data from header file</text:p>
          </table:table-cell>
          <table:table-cell table:style-name="ce3" office:value-type="date" office:date-value="2018-07-26" calcext:value-type="date">
            <text:p>26/07/18</text:p>
          </table:table-cell>
          <table:table-cell table:formula="of:=([.E20] - [.C20]) + 1" office:value-type="float" office:value="15" calcext:value-type="float">
            <text:p>15</text:p>
          </table:table-cell>
          <table:table-cell table:style-name="ce3" office:value-type="date" office:date-value="2018-08-09" calcext:value-type="date">
            <text:p>09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calculating point clouds from the loaded data</text:p>
          </table:table-cell>
          <table:table-cell table:style-name="ce3" office:value-type="date" office:date-value="2018-07-05" calcext:value-type="date">
            <text:p>05/07/18</text:p>
          </table:table-cell>
          <table:table-cell table:formula="of:=([.E21] - [.C21]) + 1" office:value-type="float" office:value="22" calcext:value-type="float">
            <text:p>22</text:p>
          </table:table-cell>
          <table:table-cell table:style-name="ce3" office:value-type="date" office:date-value="2018-07-26" calcext:value-type="date">
            <text:p>26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calculate point clouds from the loaded data</text:p>
          </table:table-cell>
          <table:table-cell table:style-name="ce3" office:value-type="date" office:date-value="2018-07-05" calcext:value-type="date">
            <text:p>05/07/18</text:p>
          </table:table-cell>
          <table:table-cell table:formula="of:=([.E22] - [.C22]) + 1" office:value-type="float" office:value="22" calcext:value-type="float">
            <text:p>22</text:p>
          </table:table-cell>
          <table:table-cell table:style-name="ce3" office:value-type="date" office:date-value="2018-07-26" calcext:value-type="date">
            <text:p>26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calculate centre of gravity for the point clouds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23] - [.C23]) + 1" office:value-type="float" office:value="8" calcext:value-type="float">
            <text:p>8</text:p>
          </table:table-cell>
          <table:table-cell table:style-name="ce3" office:value-type="date" office:date-value="2018-08-09" calcext:value-type="date">
            <text:p>09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visualise the <text:s/>point clouds and centres of gravity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24] - [.C24]) + 1" office:value-type="float" office:value="15" calcext:value-type="float">
            <text:p>15</text:p>
          </table:table-cell>
          <table:table-cell table:style-name="ce3" office:value-type="date" office:date-value="2018-08-16" calcext:value-type="date">
            <text:p>1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oint cloud processing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25] - [.C25]) + 1" office:value-type="float" office:value="8" calcext:value-type="float">
            <text:p>8</text:p>
          </table:table-cell>
          <table:table-cell table:style-name="ce3" office:value-type="date" office:date-value="2018-08-09" calcext:value-type="date">
            <text:p>09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globally threshold point clouds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26] - [.C26]) + 1" office:value-type="float" office:value="8" calcext:value-type="float">
            <text:p>8</text:p>
          </table:table-cell>
          <table:table-cell table:style-name="ce3" office:value-type="date" office:date-value="2018-08-09" calcext:value-type="date">
            <text:p>09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de-noise point clouds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27] - [.C27]) + 1" office:value-type="float" office:value="8" calcext:value-type="float">
            <text:p>8</text:p>
          </table:table-cell>
          <table:table-cell table:style-name="ce3" office:value-type="date" office:date-value="2018-08-09" calcext:value-type="date">
            <text:p>09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downsample point clouds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28] - [.C28]) + 1" office:value-type="float" office:value="8" calcext:value-type="float">
            <text:p>8</text:p>
          </table:table-cell>
          <table:table-cell table:style-name="ce3" office:value-type="date" office:date-value="2018-08-09" calcext:value-type="date">
            <text:p>09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oint cloud registration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29] - [.C29]) + 1" office:value-type="float" office:value="43" calcext:value-type="float">
            <text:p>43</text:p>
          </table:table-cell>
          <table:table-cell table:style-name="ce3" office:value-type="date" office:date-value="2018-09-13" calcext:value-type="date">
            <text:p>13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register between point clouds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30] - [.C30]) + 1" office:value-type="float" office:value="15" calcext:value-type="float">
            <text:p>15</text:p>
          </table:table-cell>
          <table:table-cell table:style-name="ce3" office:value-type="date" office:date-value="2018-08-16" calcext:value-type="date">
            <text:p>1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use output of previous registration as input to next registration</text:p>
          </table:table-cell>
          <table:table-cell table:style-name="ce3" office:value-type="date" office:date-value="2018-08-09" calcext:value-type="date">
            <text:p>09/08/18</text:p>
          </table:table-cell>
          <table:table-cell table:formula="of:=([.E31] - [.C31]) + 1" office:value-type="float" office:value="8" calcext:value-type="float">
            <text:p>8</text:p>
          </table:table-cell>
          <table:table-cell table:style-name="ce3" office:value-type="date" office:date-value="2018-08-16" calcext:value-type="date">
            <text:p>1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extract motion signal from registration output </text:p>
          </table:table-cell>
          <table:table-cell table:style-name="ce3" office:value-type="date" office:date-value="2018-08-09" calcext:value-type="date">
            <text:p>09/08/18</text:p>
          </table:table-cell>
          <table:table-cell table:formula="of:=([.E32] - [.C32]) + 1" office:value-type="float" office:value="8" calcext:value-type="float">
            <text:p>8</text:p>
          </table:table-cell>
          <table:table-cell table:style-name="ce3" office:value-type="date" office:date-value="2018-08-16" calcext:value-type="date">
            <text:p>1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asses amount of movement between point clouds</text:p>
          </table:table-cell>
          <table:table-cell table:style-name="ce3" office:value-type="date" office:date-value="2018-08-09" calcext:value-type="date">
            <text:p>09/08/18</text:p>
          </table:table-cell>
          <table:table-cell table:formula="of:=([.E33] - [.C33]) + 1" office:value-type="float" office:value="8" calcext:value-type="float">
            <text:p>8</text:p>
          </table:table-cell>
          <table:table-cell table:style-name="ce3" office:value-type="date" office:date-value="2018-08-16" calcext:value-type="date">
            <text:p>1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skip processing based on amount of movement between point clouds</text:p>
          </table:table-cell>
          <table:table-cell table:style-name="ce3" office:value-type="date" office:date-value="2018-08-09" calcext:value-type="date">
            <text:p>09/08/18</text:p>
          </table:table-cell>
          <table:table-cell table:formula="of:=([.E34] - [.C34]) + 1" office:value-type="float" office:value="15" calcext:value-type="float">
            <text:p>15</text:p>
          </table:table-cell>
          <table:table-cell table:style-name="ce3" office:value-type="date" office:date-value="2018-08-23" calcext:value-type="date">
            <text:p>23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extract motion signal from movement between point clouds</text:p>
          </table:table-cell>
          <table:table-cell table:style-name="ce3" office:value-type="date" office:date-value="2018-08-09" calcext:value-type="date">
            <text:p>09/08/18</text:p>
          </table:table-cell>
          <table:table-cell table:formula="of:=([.E35] - [.C35]) + 1" office:value-type="float" office:value="15" calcext:value-type="float">
            <text:p>15</text:p>
          </table:table-cell>
          <table:table-cell table:style-name="ce3" office:value-type="date" office:date-value="2018-08-23" calcext:value-type="date">
            <text:p>23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oint cloud tracking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36] - [.C36]) + 1" office:value-type="float" office:value="43" calcext:value-type="float">
            <text:p>43</text:p>
          </table:table-cell>
          <table:table-cell table:style-name="ce3" office:value-type="date" office:date-value="2018-09-13" calcext:value-type="date">
            <text:p>13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track a region of the point clouds</text:p>
          </table:table-cell>
          <table:table-cell table:style-name="ce3" office:value-type="date" office:date-value="2018-08-16" calcext:value-type="date">
            <text:p>16/08/18</text:p>
          </table:table-cell>
          <table:table-cell table:formula="of:=([.E37] - [.C37]) + 1" office:value-type="float" office:value="29" calcext:value-type="float">
            <text:p>29</text:p>
          </table:table-cell>
          <table:table-cell table:style-name="ce3" office:value-type="date" office:date-value="2018-09-13" calcext:value-type="date">
            <text:p>13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extract motion signal from the tracked region of the point clouds</text:p>
          </table:table-cell>
          <table:table-cell table:style-name="ce3" office:value-type="date" office:date-value="2018-08-16" calcext:value-type="date">
            <text:p>16/08/18</text:p>
          </table:table-cell>
          <table:table-cell table:formula="of:=([.E38] - [.C38]) + 1" office:value-type="float" office:value="8" calcext:value-type="float">
            <text:p>8</text:p>
          </table:table-cell>
          <table:table-cell table:style-name="ce3" office:value-type="date" office:date-value="2018-08-23" calcext:value-type="date">
            <text:p>23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change output <text:s/>settings and values for registration and motion signal extraction</text:p>
          </table:table-cell>
          <table:table-cell table:style-name="ce3" office:value-type="date" office:date-value="2018-08-16" calcext:value-type="date">
            <text:p>16/08/18</text:p>
          </table:table-cell>
          <table:table-cell table:formula="of:=([.E39] - [.C39]) + 1" office:value-type="float" office:value="8" calcext:value-type="float">
            <text:p>8</text:p>
          </table:table-cell>
          <table:table-cell table:style-name="ce3" office:value-type="date" office:date-value="2018-08-23" calcext:value-type="date">
            <text:p>23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save values and output of registration and motion signal extraction to a text or binary file</text:p>
          </table:table-cell>
          <table:table-cell table:style-name="ce3" office:value-type="date" office:date-value="2018-08-02" calcext:value-type="date">
            <text:p>02/08/18</text:p>
          </table:table-cell>
          <table:table-cell table:formula="of:=([.E40] - [.C40]) + 1" office:value-type="float" office:value="22" calcext:value-type="float">
            <text:p>22</text:p>
          </table:table-cell>
          <table:table-cell table:style-name="ce3" office:value-type="date" office:date-value="2018-08-23" calcext:value-type="date">
            <text:p>23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ite final report</text:p>
          </table:table-cell>
          <table:table-cell table:style-name="ce3" office:value-type="date" office:date-value="2018-08-13" calcext:value-type="date">
            <text:p>13/08/18</text:p>
          </table:table-cell>
          <table:table-cell table:formula="of:=([.E41] - [.C41]) + 1" office:value-type="float" office:value="32" calcext:value-type="float">
            <text:p>32</text:p>
          </table:table-cell>
          <table:table-cell table:style-name="ce3" office:value-type="date" office:date-value="2018-09-13" calcext:value-type="date">
            <text:p>13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it final report</text:p>
          </table:table-cell>
          <table:table-cell table:style-name="ce3" office:value-type="date" office:date-value="2018-09-06" calcext:value-type="date">
            <text:p>06/09/18</text:p>
          </table:table-cell>
          <table:table-cell table:formula="of:=([.E42] - [.C42]) + 1" office:value-type="float" office:value="8" calcext:value-type="float">
            <text:p>8</text:p>
          </table:table-cell>
          <table:table-cell table:style-name="ce3" office:value-type="date" office:date-value="2018-09-13" calcext:value-type="date">
            <text:p>13/09/18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01:47:06.081765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42:09</meta:creation-date>
    <dc:language>en-GB</dc:language>
    <dc:date>2018-08-24T02:33:37.979035125</dc:date>
    <meta:editing-cycles>6</meta:editing-cycles>
    <meta:editing-duration>PT17H5M9S</meta:editing-duration>
    <meta:generator>LibreOffice/6.0.3.2$Linux_X86_64 LibreOffice_project/00m0$Build-2</meta:generator>
    <meta:document-statistic meta:table-count="1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3251" chart:maximum="43364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54.004cm" svg:height="22.579cm" xlink:href=".." xlink:type="simple" chart:class="chart:bar" chart:style-name="ch1">
        <chart:plot-area chart:style-name="ch2" table:cell-range-address="Sheet1.B4:Sheet1.D42" chart:data-source-has-labels="column" svg:x="1.08cm" svg:y="0.451cm" svg:width="51.844cm" svg:height="21.677cm">
          <chartooo:coordinate-region svg:x="16.995cm" svg:y="1.099cm" svg:width="35.929cm" svg:height="21.029cm"/>
          <chart:axis chart:dimension="x" chart:name="primary-x" chart:style-name="ch3" chartooo:axis-type="auto">
            <chartooo:date-scale/>
            <chart:categories table:cell-range-address="Sheet1.B4:Sheet1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42" chart:class="chart:bar">
            <chart:data-point chart:repeated="39"/>
          </chart:series>
          <chart:series chart:style-name="ch7" chart:values-cell-range-address="Sheet1.D4:Sheet1.D42" chart:class="chart:bar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esearch PET Scanners</text:p>
                <draw:g>
                  <svg:desc>Sheet1.B4:Sheet1.B42</svg:desc>
                </draw:g>
              </table:table-cell>
              <table:table-cell office:value-type="float" office:value="43251">
                <text:p>43251</text:p>
                <draw:g>
                  <svg:desc>Sheet1.C4:Sheet1.C42</svg:desc>
                </draw:g>
              </table:table-cell>
              <table:table-cell office:value-type="float" office:value="29">
                <text:p>29</text:p>
                <draw:g>
                  <svg:desc>Sheet1.D4:Sheet1.D42</svg:desc>
                </draw:g>
              </table:table-cell>
            </table:table-row>
            <table:table-row>
              <table:table-cell office:value-type="string">
                <text:p>Research Alternative Solutions</text:p>
              </table:table-cell>
              <table:table-cell office:value-type="float" office:value="43258">
                <text:p>432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esearch Kinect Camera</text:p>
              </table:table-cell>
              <table:table-cell office:value-type="float" office:value="43258">
                <text:p>432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esearch Point Cloud Library</text:p>
              </table:table-cell>
              <table:table-cell office:value-type="float" office:value="43258">
                <text:p>432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Write initial report</text:p>
              </table:table-cell>
              <table:table-cell office:value-type="float" office:value="43251">
                <text:p>432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Edit initial Report</text:p>
              </table:table-cell>
              <table:table-cell office:value-type="float" office:value="43265">
                <text:p>432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 data from the Kinect</text:p>
              </table:table-cell>
              <table:table-cell office:value-type="float" office:value="43279">
                <text:p>432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reate stand-alone application to interface with Kinect</text:p>
              </table:table-cell>
              <table:table-cell office:value-type="float" office:value="43279">
                <text:p>43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dd ability to control the tilt motor of the Kinect</text:p>
              </table:table-cell>
              <table:table-cell office:value-type="float" office:value="43286">
                <text:p>43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dd ability to extract depth and/or RGB images from kinect</text:p>
              </table:table-cell>
              <table:table-cell office:value-type="float" office:value="43293">
                <text:p>432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dd ability to save depth and/or RGB images from Kinect to text or binary file</text:p>
              </table:table-cell>
              <table:table-cell office:value-type="float" office:value="43293">
                <text:p>432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dd ability to output multiple depth and/or RGB images per execution</text:p>
              </table:table-cell>
              <table:table-cell office:value-type="float" office:value="43300">
                <text:p>43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timestamp output with timestamp relative to Kinect</text:p>
              </table:table-cell>
              <table:table-cell office:value-type="float" office:value="43300">
                <text:p>43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change output settings for the depth and/or RGB images</text:p>
              </table:table-cell>
              <table:table-cell office:value-type="float" office:value="43300">
                <text:p>43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output header files for the depth and/or RGB images</text:p>
              </table:table-cell>
              <table:table-cell office:value-type="float" office:value="43307">
                <text:p>433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reate stand-alone application to load the header output from the Kinect application</text:p>
              </table:table-cell>
              <table:table-cell office:value-type="float" office:value="43307">
                <text:p>433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dd ability to load data from header file</text:p>
              </table:table-cell>
              <table:table-cell office:value-type="float" office:value="43307">
                <text:p>433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search calculating point clouds from the loaded data</text:p>
              </table:table-cell>
              <table:table-cell office:value-type="float" office:value="43286">
                <text:p>432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dd ability to calculate point clouds from the loaded data</text:p>
              </table:table-cell>
              <table:table-cell office:value-type="float" office:value="43286">
                <text:p>432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dd ability to calculate centre of gravity for the point clouds</text:p>
              </table:table-cell>
              <table:table-cell office:value-type="float" office:value="43314">
                <text:p>4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visualise the  point clouds and centres of gravity</text:p>
              </table:table-cell>
              <table:table-cell office:value-type="float" office:value="43314">
                <text:p>43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search point cloud processing</text:p>
              </table:table-cell>
              <table:table-cell office:value-type="float" office:value="43314">
                <text:p>4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globally threshold point clouds</text:p>
              </table:table-cell>
              <table:table-cell office:value-type="float" office:value="43314">
                <text:p>4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de-noise point clouds</text:p>
              </table:table-cell>
              <table:table-cell office:value-type="float" office:value="43314">
                <text:p>4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downsample point clouds</text:p>
              </table:table-cell>
              <table:table-cell office:value-type="float" office:value="43314">
                <text:p>4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search point cloud registration</text:p>
              </table:table-cell>
              <table:table-cell office:value-type="float" office:value="43314">
                <text:p>4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dd ability to register between point clouds</text:p>
              </table:table-cell>
              <table:table-cell office:value-type="float" office:value="43314">
                <text:p>43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dd ability to use output of previous registration as input to next registration</text:p>
              </table:table-cell>
              <table:table-cell office:value-type="float" office:value="43321">
                <text:p>43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extract motion signal from registration output </text:p>
              </table:table-cell>
              <table:table-cell office:value-type="float" office:value="43321">
                <text:p>43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asses amount of movement between point clouds</text:p>
              </table:table-cell>
              <table:table-cell office:value-type="float" office:value="43321">
                <text:p>43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skip processing based on amount of movement between point clouds</text:p>
              </table:table-cell>
              <table:table-cell office:value-type="float" office:value="43321">
                <text:p>433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dd ability to extract motion signal from movement between point clouds</text:p>
              </table:table-cell>
              <table:table-cell office:value-type="float" office:value="43321">
                <text:p>433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search point cloud tracking</text:p>
              </table:table-cell>
              <table:table-cell office:value-type="float" office:value="43314">
                <text:p>4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dd ability to track a region of the point clouds</text:p>
              </table:table-cell>
              <table:table-cell office:value-type="float" office:value="43328">
                <text:p>433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dd ability to extract motion signal from the tracked region of the point clouds</text:p>
              </table:table-cell>
              <table:table-cell office:value-type="float" office:value="43328">
                <text:p>43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change output  settings and values for registration and motion signal extraction</text:p>
              </table:table-cell>
              <table:table-cell office:value-type="float" office:value="43328">
                <text:p>43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 ability to save values and output of registration and motion signal extraction to a text or binary file</text:p>
              </table:table-cell>
              <table:table-cell office:value-type="float" office:value="43314">
                <text:p>433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Write final report</text:p>
              </table:table-cell>
              <table:table-cell office:value-type="float" office:value="43325">
                <text:p>433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Edit final report</text:p>
              </table:table-cell>
              <table:table-cell office:value-type="float" office:value="43349">
                <text:p>4334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